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2" text:style-name="WW_CharLFO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4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4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Titre"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T5" style:parent-style-name="Policepardéfaut" style:family="text">
      <style:text-properties style:text-position="super 63.6%"/>
    </style:style>
    <style:style style:name="P6" style:parent-style-name="Normal" style:family="paragraph">
      <style:paragraph-properties fo:text-align="justify"/>
    </style:style>
    <style:style style:name="P7" style:parent-style-name="Paragraphedeliste" style:list-style-name="LFO1" style:family="paragraph">
      <style:paragraph-properties fo:text-align="justify"/>
    </style:style>
    <style:style style:name="T8" style:parent-style-name="Policepardéfaut" style:family="text">
      <style:text-properties style:text-underline-type="single" style:text-underline-style="solid" style:text-underline-width="auto" style:text-underline-mode="continuous"/>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position="super 63.6%"/>
    </style:style>
    <style:style style:name="T11" style:parent-style-name="Policepardéfaut" style:family="text">
      <style:text-properties style:font-name="Wingdings" style:font-name-asian="Wingdings" style:font-name-complex="Wingdings"/>
    </style:style>
    <style:style style:name="P12" style:parent-style-name="Paragraphedeliste" style:list-style-name="LFO1" style:family="paragraph">
      <style:paragraph-properties fo:text-align="justify"/>
    </style:style>
    <style:style style:name="T13" style:parent-style-name="Policepardéfaut" style:family="text">
      <style:text-properties style:text-underline-type="single" style:text-underline-style="solid" style:text-underline-width="auto" style:text-underline-mode="continuous"/>
    </style:style>
    <style:style style:name="P14" style:parent-style-name="Paragraphedeliste" style:list-style-name="LFO1" style:family="paragraph">
      <style:paragraph-properties fo:text-align="justify"/>
    </style:style>
    <style:style style:name="T15" style:parent-style-name="Policepardéfaut" style:family="text">
      <style:text-properties style:text-underline-type="single" style:text-underline-style="solid" style:text-underline-width="auto" style:text-underline-mode="continuous"/>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T18" style:parent-style-name="Policepardéfaut" style:family="text">
      <style:text-properties style:text-position="super 63.6%"/>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Paragraphedeliste" style:list-style-name="LFO2"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3" style:parent-style-name="Paragraphedeliste" style:list-style-name="LFO3" style:family="paragraph">
      <style:paragraph-properties fo:text-align="justify"/>
    </style:style>
    <style:style style:name="T24" style:parent-style-name="Policepardéfaut" style:family="text">
      <style:text-properties style:font-name="Wingdings" style:font-name-asian="Wingdings" style:font-name-complex="Wingdings"/>
    </style:style>
    <style:style style:name="P25" style:parent-style-name="Paragraphedeliste" style:list-style-name="LFO3" style:family="paragraph">
      <style:paragraph-properties fo:text-align="justify"/>
    </style:style>
    <style:style style:name="P26" style:parent-style-name="Paragraphedeliste" style:list-style-name="LFO3" style:family="paragraph">
      <style:paragraph-properties fo:text-align="justify"/>
    </style:style>
    <style:style style:name="P27" style:parent-style-name="Paragraphedeliste" style:list-style-name="LFO4" style:family="paragraph">
      <style:paragraph-properties fo:text-align="justify"/>
    </style:style>
    <style:style style:name="P28" style:parent-style-name="Paragraphedeliste" style:list-style-name="LFO5" style:family="paragraph">
      <style:paragraph-properties fo:text-align="justify"/>
    </style:style>
    <style:style style:name="T29" style:parent-style-name="Policepardéfaut" style:family="text">
      <style:text-properties style:text-position="super 63.6%"/>
    </style:style>
    <style:style style:name="P30" style:parent-style-name="Paragraphedeliste" style:list-style-name="LFO5" style:family="paragraph">
      <style:paragraph-properties fo:text-align="justify"/>
    </style:style>
    <style:style style:name="P31" style:parent-style-name="Paragraphedeliste" style:list-style-name="LFO5" style:family="paragraph">
      <style:paragraph-properties fo:text-align="justify"/>
    </style:style>
    <style:style style:name="P32" style:parent-style-name="Paragraphedeliste" style:list-style-name="LFO4" style:family="paragraph">
      <style:paragraph-properties fo:text-align="justify"/>
    </style:style>
    <style:style style:name="P33" style:parent-style-name="Normal" style:family="paragraph">
      <style:paragraph-properties fo:text-align="justify"/>
    </style:style>
    <style:style style:name="P34" style:parent-style-name="Paragraphedeliste" style:list-style-name="LFO6" style:family="paragraph">
      <style:paragraph-properties fo:text-align="justify"/>
    </style:style>
    <style:style style:name="T35" style:parent-style-name="Policepardéfaut" style:family="text">
      <style:text-properties style:text-underline-type="single" style:text-underline-style="solid" style:text-underline-width="auto" style:text-underline-mode="continuous"/>
    </style:style>
    <style:style style:name="P36" style:parent-style-name="Normal" style:family="paragraph">
      <style:paragraph-properties fo:text-align="justify"/>
    </style:style>
    <style:style style:name="P37" style:parent-style-name="Paragraphedeliste" style:list-style-name="LFO7"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8" style:parent-style-name="Normal" style:family="paragraph">
      <style:paragraph-properties fo:text-align="justify"/>
    </style:style>
    <style:style style:name="T39" style:parent-style-name="Policepardéfaut" style:family="text">
      <style:text-properties style:text-position="super 63.6%"/>
    </style:style>
    <style:style style:name="P40" style:parent-style-name="Normal" style:family="paragraph">
      <style:paragraph-properties fo:text-align="justify"/>
    </style:style>
    <style:style style:name="T41" style:parent-style-name="Policepardéfaut" style:family="text">
      <style:text-properties style:text-position="super 63.6%"/>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T44" style:parent-style-name="Policepardéfaut" style:family="text">
      <style:text-properties style:font-name="Wingdings" style:font-name-asian="Wingdings" style:font-name-complex="Wingdings"/>
    </style:style>
    <style:style style:name="P45" style:parent-style-name="Paragraphedeliste" style:list-style-name="LFO1" style:family="paragraph">
      <style:paragraph-properties fo:text-align="justify"/>
    </style:style>
    <style:style style:name="P46" style:parent-style-name="Paragraphedeliste" style:list-style-name="LFO1"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Paragraphedeliste" style:list-style-name="LFO4" style:family="paragraph">
      <style:paragraph-properties fo:text-align="justify"/>
    </style:style>
    <style:style style:name="P51" style:parent-style-name="Normal" style:family="paragraph">
      <style:paragraph-properties fo:text-align="justify"/>
    </style:style>
    <style:style style:name="T52" style:parent-style-name="Policepardéfaut" style:family="text">
      <style:text-properties style:font-name="MS Gothic" style:font-name-asian="MS Gothic" style:font-name-complex="MS Gothic" fo:color="#202122" fo:font-size="10.5pt" style:font-size-asian="10.5pt" style:font-size-complex="10.5pt" fo:background-color="#FFFFFF"/>
    </style:style>
    <style:style style:name="T53" style:parent-style-name="Policepardéfaut" style:family="text">
      <style:text-properties style:font-name="MS Gothic" style:font-name-asian="MS Gothic" style:font-name-complex="MS Gothic" fo:color="#202122" fo:font-size="10.5pt" style:font-size-asian="10.5pt" style:font-size-complex="10.5pt" fo:background-color="#FFFFFF"/>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Paragraphedeliste" style:list-style-name="LFO1" style:family="paragraph">
      <style:paragraph-properties fo:text-align="justify"/>
    </style:style>
    <style:style style:name="T58" style:parent-style-name="Policepardéfaut" style:family="text">
      <style:text-properties style:text-underline-type="single" style:text-underline-style="solid" style:text-underline-width="auto" style:text-underline-mode="continuous"/>
    </style:style>
    <style:style style:name="T59" style:parent-style-name="Policepardéfaut" style:family="text">
      <style:text-properties style:text-underline-type="single" style:text-underline-style="solid" style:text-underline-width="auto" style:text-underline-mode="continuous"/>
    </style:style>
    <style:style style:name="P60" style:parent-style-name="Paragraphedeliste" style:list-style-name="LFO1" style:family="paragraph">
      <style:paragraph-properties fo:text-align="justify"/>
    </style:style>
    <style:style style:name="T61" style:parent-style-name="Policepardéfaut" style:family="text">
      <style:text-properties style:text-underline-type="single" style:text-underline-style="solid" style:text-underline-width="auto" style:text-underline-mode="continuous"/>
    </style:style>
    <style:style style:name="T62" style:parent-style-name="Policepardéfaut" style:family="text">
      <style:text-properties style:text-underline-type="single" style:text-underline-style="solid" style:text-underline-width="auto" style:text-underline-mode="continuous"/>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T65" style:parent-style-name="Policepardéfaut" style:family="text">
      <style:text-properties style:text-underline-type="single" style:text-underline-style="solid" style:text-underline-width="auto" style:text-underline-mode="continuous"/>
    </style:style>
    <style:style style:name="T66" style:parent-style-name="Policepardéfaut" style:family="text">
      <style:text-properties style:text-underline-type="single" style:text-underline-style="solid" style:text-underline-width="auto" style:text-underline-mode="continuous"/>
    </style:style>
    <style:style style:name="P67" style:parent-style-name="Paragraphedeliste" style:list-style-name="LFO4" style:family="paragraph">
      <style:paragraph-properties fo:text-align="justify"/>
    </style:style>
    <style:style style:name="P68" style:parent-style-name="Normal" style:family="paragraph">
      <style:paragraph-properties fo:text-align="justify"/>
    </style:style>
    <style:style style:name="T69" style:parent-style-name="Policepardéfaut" style:family="text">
      <style:text-properties style:text-underline-type="single" style:text-underline-style="solid" style:text-underline-width="auto" style:text-underline-mode="continuous"/>
    </style:style>
    <style:style style:name="T70" style:parent-style-name="Policepardéfaut" style:family="text">
      <style:text-properties style:text-underline-type="single" style:text-underline-style="solid" style:text-underline-width="auto" style:text-underline-mode="continuous"/>
    </style:style>
    <style:style style:name="P71" style:parent-style-name="Paragraphedeliste" style:list-style-name="LFO1" style:family="paragraph">
      <style:paragraph-properties fo:text-align="justify"/>
    </style:style>
    <style:style style:name="T72" style:parent-style-name="Policepardéfaut" style:family="text">
      <style:text-properties style:text-underline-type="single" style:text-underline-style="solid" style:text-underline-width="auto" style:text-underline-mode="continuous"/>
    </style:style>
    <style:style style:name="P73" style:parent-style-name="Paragraphedeliste" style:list-style-name="LFO1" style:family="paragraph">
      <style:paragraph-properties fo:text-align="justify"/>
    </style:style>
    <style:style style:name="T74" style:parent-style-name="Policepardéfaut" style:family="text">
      <style:text-properties style:text-underline-type="single" style:text-underline-style="solid" style:text-underline-width="auto" style:text-underline-mode="continuous"/>
    </style:style>
    <style:style style:name="P75" style:parent-style-name="Paragraphedeliste" style:list-style-name="LFO4" style:family="paragraph">
      <style:paragraph-properties fo:text-align="justify"/>
    </style:style>
  </office:automatic-styles>
  <office:body>
    <office:text text:use-soft-page-breaks="true">
      <text:p text:style-name="P1">Partiel : 1 question sur chaque sujet /!\ dates et chiffres</text:p>
      <text:p text:style-name="P2">Japon et japonais</text:p>
      <text:p text:style-name="P3"/>
      <text:p text:style-name="P4">« il n’y a pas d’autre pays au monde que le Japon qui possède une seule culture, une seule civilisation, un seul peuple, une seule langue » Asô Tarô,<text:s/>inauguration musée national de Kyûshû, vision du 19<text:span text:style-name="T5">ème</text:span><text:s/>siècle. Les institutions, l’armée (la guerre était réservée aux « nobles »), la presse et l’éducation ont joué un rôle important</text:p>
      <text:p text:style-name="P6">Il y a cependant des particularités encore actuelles au Japon :</text:p>
      <text:list text:style-name="LFO1" text:continue-numbering="true">
        <text:list-item>
          <text:p text:style-name="P7"><text:span text:style-name="T8">Au nivea</text:span><text:span text:style-name="T9">u linguistique</text:span> : 128 millions de locuteurs au total, une des langues les plus parlées au monde (8 ou 9<text:span text:style-name="T10">ème</text:span>) mais avec des caractéristiques différentes. Par rapport aux français, le japonais est beaucoup moins diffusé internationalement (126 millions de locuteurs)<text:s/><text:span text:style-name="T11"></text:span><text:s/>concentration linguistique</text:p>
        </text:list-item>
        <text:list-item>
          <text:p text:style-name="P12"><text:span text:style-name="T13">Au niveau géographique</text:span> : distance Corée du Sud-Japon : 180 km (France-Angleterre : 34km). On n’a pas les mêmes mouvements de personnes</text:p>
        </text:list-item>
        <text:list-item>
          <text:p text:style-name="P14"><text:span text:style-name="T15">Au niveau économique</text:span> : le degré d’ouverture au commerce (part d’import et d’export par pays) est relativement bas par rapport au reste du monde, autour de 18% pour la part des exportations (Etats-Unis environ 12%, Allemagne environ 40%). La taille du pays et de la population ont un impact, on compte plus sur le marché intérieur (notamment<text:s/>l’art qui se diffuse beaucoup à l’intérieur du pays). Il y a beaucoup de PME qui ciblent le marché national japonais</text:p>
        </text:list-item>
      </text:list>
      <text:p text:style-name="P16">1879 : entrée du territoire d’Okinawa sous l’emprise du Japon</text:p>
      <text:p text:style-name="P17">Jusqu’à la fin de la guerre, le territoire japonais est en forte expansion. Il y a des conflits avec la Russie au nord, avec la Corée du Sud et la Chine. A la fin de la 2<text:span text:style-name="T18">ème</text:span><text:s/>guerre mondiale, le traité de paix va réduire le territoire japonais aux 4 îles principales actuelles</text:p>
      <text:p text:style-name="P19">« nihonjinron » : thèse sur les japonais, qui explique pourquoi le peuple japonais est un peuple très particulier</text:p>
      <text:p text:style-name="P20">Il y a une division culturelle entre l’Est et l’Ouest du Japon, qui vient historiquement d’un déplacement du centre de pouvoir, le parler de Tokyo a été imposé, mais il reste de grandes différences au niveau des dialectes (propres chaînes, radios…). Dans tout le pays, il y a une différence de la forme neutre de « desu » suivant les régions</text:p>
      <text:p text:style-name="P21"/>
      <text:list text:style-name="LFO2" text:continue-numbering="true">
        <text:list-item>
          <text:p text:style-name="P22">Minorités ethniques :</text:p>
        </text:list-item>
      </text:list>
      <text:list text:style-name="LFO3" text:continue-numbering="true">
        <text:list-item>
          <text:p text:style-name="P23">Peuple des « aïnou » qui vivait dans le nord-est du Japon, c’est une population qui a eu<text:s/>une reconnaissance tardive (loi en 1999). En 2007 il y a la déclaration des peuples autochtones<text:s/><text:span text:style-name="T24"></text:span><text:s/>le gouvernement japonais a commencé à leur reconnaître le statut de peuple premier</text:p>
        </text:list-item>
        <text:list-item>
          <text:p text:style-name="P25">A Okinawa, environ ¼ de la population parle autant le japonais que le dialecte local (principalement les populations âgées) : environ 1,4 million de personnes en tout</text:p>
        </text:list-item>
        <text:list-item>
          <text:p text:style-name="P26">Les populations qui travaillent le cuir sont restées discriminées (on les appelle les burakumin, le métier a un rapport avec la mort, il est jugé « impur ») malgré<text:s/>l’abolition des statuts sociaux durant l’ère Meiji. Les noms de famille sont souvent reliés à cet héritage. L’investigation sur<text:s/><text:soft-page-break/>les partenaires (pour les mariages arrangés) étaient très courant jusqu’en 1976. Environ 2 millions de personnes rentreraient dans cette catégorie</text:p>
        </text:list-item>
      </text:list>
      <text:list text:style-name="LFO4" text:continue-numbering="true">
        <text:list-item>
          <text:p text:style-name="P27">Discrimination aussi envers la population féminine de Fukushima (peur des naissances de bébés déformés) etc…</text:p>
        </text:list-item>
      </text:list>
      <text:list text:style-name="LFO5" text:continue-numbering="true">
        <text:list-item>
          <text:p text:style-name="P28">La population coréenne au Japon (appelée zainichi) a connu un pic au moment de la 2<text:span text:style-name="T29">ème</text:span><text:s/>guerre mondiale (2 millions et demi de personnes sur le sol japonais), mais la plus grande partie va rentrer. Aujourd’hui le nombre est stable, environ 600 000 personnes qui restent sur le sol japonais. En 1952 quand le Japon retrouve sa souveraineté, il renonce à ses empires, et les zainichi perdent leur nationalité coréenne et sont ainsi discriminés</text:p>
        </text:list-item>
        <text:list-item>
          <text:p text:style-name="P30">Dans les régions très pauvres du Japon, il y a beaucoup d’émigrés qui partent souvent en Amérique du Nord ou du Sud (Brésil), mais aussi vers la Manchourie dans les années 1930. Si l’on regroupe tout, les chiffres ne sont pas élevés (environ 1 million de japonais émigrés sur 100 ans)</text:p>
        </text:list-item>
        <text:list-item>
          <text:p text:style-name="P31">Sur les étrangers résidants au Japon, environ ¼ sont chinois (environ 900 000). Pour les travailleurs, il y a 2 à 3 millions de personnes, environ 6 millions de personnes<text:s/>si on regroupe tous les visas (environ 5% de la population, taux plus bas que les autres pays)</text:p>
        </text:list-item>
      </text:list>
      <text:list text:style-name="LFO4" text:continue-numbering="true">
        <text:list-item>
          <text:p text:style-name="P32">Le nombre de mariages internationaux est en très forte augmentation (aujourd’hui, 3 à 4% et il y a environ 1 naissance sur 50 dont l’enfant a au moins un des deux parents qui est de nationalité étrangère)</text:p>
        </text:list-item>
      </text:list>
      <text:p text:style-name="P33">L’évolution du nombre de touristes au Japon a explosé, en 10 ans ce nombre a triplé</text:p>
      <text:list text:style-name="LFO6" text:continue-numbering="true">
        <text:list-item>
          <text:p text:style-name="P34"><text:span text:style-name="T35">Hafu</text:span> : population japonaise avec des origines étrangères, les personnes subissent souvent une discrimination. On les voit de plus en plus dans le monde de la télévision et du sport (ex : Naomi Osaka)</text:p>
        </text:list-item>
      </text:list>
      <text:p text:style-name="P36"/>
      <text:list text:style-name="LFO7" text:continue-numbering="true">
        <text:list-item>
          <text:p text:style-name="P37">Classe moyenne, inégalités et travail :</text:p>
        </text:list-item>
      </text:list>
      <text:p text:style-name="P38">« société de cent millions de personnes qui appartiennent à la classe moyenne » : apparition autour des années 1970, quand le Japon a atteint<text:s/>les 100 millions de personnes, le Japon est alors la 2<text:span text:style-name="T39">ème</text:span><text:s/>puissance économique mondiale</text:p>
      <text:p text:style-name="P40">2009-2010 : la Chine devient la 2<text:span text:style-name="T41">ème</text:span><text:s/>puissance et détrône le Japon</text:p>
      <text:p text:style-name="P42">Les personnes qui se considèrent comme appartenant à la classe moyenne sont constants (1965 à<text:s/>2015 : environ 90%). Après l’après-guerre, les japonais continuent à se percevoir comme une société assez homogène en ce qui concerne les revenus</text:p>
      <text:p text:style-name="P43">Depuis la fin des années 1990 (éclatement de la bulle financière immobilière), on entend de plus en plus parler d’inégalités sociales au Japon : le taux de « travailleurs irréguliers » (pas de job fixe à plein temps) ne fait qu’augmenter, il est passé de 20% à près de 40%<text:s/><text:span text:style-name="T44"></text:span><text:s/>le système d’avant reposait sur quelques piliers importants :</text:p>
      <text:list text:style-name="LFO1" text:continue-numbering="true">
        <text:list-item>
          <text:p text:style-name="P45">L’emploi garanti à vie</text:p>
        </text:list-item>
        <text:list-item>
          <text:p text:style-name="P46">L’avancement suivant l’âge : plus on entre jeune dans l’entreprise, plus on aura d’avantages au fil du temps (hausse de salaire, efficacité de la protection sociale pour la famille etc…) mais un dévouement auprès de l’entreprise est demandé notamment les premières années</text:p>
        </text:list-item>
      </text:list>
      <text:p text:style-name="P47">1955-1973 : le Japon a un taux de croissance de 9%</text:p>
      <text:soft-page-break/>
      <text:p text:style-name="P48">1974-1990 : taux de croissance de 4%</text:p>
      <text:p text:style-name="P49">1991-aujourd’hui : taux de croissance d’environ 1%, « décennies perdues », croissance économique très faible<text:s/></text:p>
      <text:list text:style-name="LFO4" text:continue-numbering="true">
        <text:list-item>
          <text:p text:style-name="P50">Le système d’emploi à vie ne peut plus être garanti économiquement parlant</text:p>
        </text:list-item>
      </text:list>
      <text:p text:style-name="P51">Kakusa shakai (<text:span text:style-name="T52">格差社会</text:span><text:span text:style-name="T53">)</text:span> : « société inégalitaire » (de Masahiro Yamada), ligne de fracture entre ceux qui continuaient d’espérer dans le modèle élitiste et ceux qui ont perdu espoir et se sentent marginalisés</text:p>
      <text:p text:style-name="P54">Coefficient Gini : 0 =<text:s/>tout le monde a le même revenu, 1 = une personne a tout le revenu, il est entre 0,3 et 0,35 pour le Japon</text:p>
      <text:p text:style-name="P55">Il y aussi des inégalités de genre,<text:s/>notamment dans le monde du travail : disparités salariales, taux d’accès des femmes à des postes hauts placés, et dans le monde politique.<text:s/>Les femmes ont plus tendance que les hommes à être travailleur irréguliers (ex : 118 vs 901 (pour 10 000 personnes) en temps partiel). Cela s’explique par « l’ancien modèle », puis avec l’éclatement de la bulle les femmes ont donc commencé à travailler.<text:s/>Après 60-65 ans, pour les femmes et les hommes, la population a tendance à continuer à travailler pour financer la retraite souvent faible</text:p>
      <text:p text:style-name="P56">Le système universitaire japonais est proche du modèle américain, avec des universités<text:s/>publiques payantes. Dans le système actuel, les femmes restent souvent à la maison :</text:p>
      <text:list text:style-name="LFO1" text:continue-numbering="true">
        <text:list-item>
          <text:p text:style-name="P57"><text:span text:style-name="T58">S</text:span><text:span text:style-name="T59">engyou shufu</text:span> : femme au foyer</text:p>
        </text:list-item>
        <text:list-item>
          <text:p text:style-name="P60"><text:span text:style-name="T61">K</text:span><text:span text:style-name="T62">engyou shufu</text:span> : femme<text:s/>au foyer<text:s/>qui fait en plus un travail partiel</text:p>
        </text:list-item>
      </text:list>
      <text:p text:style-name="P63">En 2015, le salaire moyen d’une femme était d’environ 72% de celui d’un homme</text:p>
      <text:p text:style-name="P64"><text:span text:style-name="T65">H</text:span><text:span text:style-name="T66">atarakikata kaikaku</text:span> : réformes liées au travail<text:s/>,du gouvernement Abe. Un des buts est de fixer une semaine de travail à 40h et essayer de limiter les heures supplémentaires. Un des piliers est aussi de lutter contre les disparités</text:p>
      <text:list text:style-name="LFO4" text:continue-numbering="true">
        <text:list-item>
          <text:p text:style-name="P67">Participation des femmes à<text:s/>la vie politique : dans le dernier gouvernement Abe, il n’y avait qu’une seule femme</text:p>
        </text:list-item>
      </text:list>
      <text:p text:style-name="P68"><text:span text:style-name="T69">K</text:span><text:span text:style-name="T70">okkai</text:span> : parlement (parfois appelé diète) :</text:p>
      <text:list text:style-name="LFO1" text:continue-numbering="true">
        <text:list-item>
          <text:p text:style-name="P71"><text:span text:style-name="T72">Shuugiin</text:span> : chambre des représentants, 10,1% de parlementaires femmes</text:p>
        </text:list-item>
        <text:list-item>
          <text:p text:style-name="P73"><text:span text:style-name="T74">Sangiiin</text:span> : chambre des conseillers, 28,1% de femmes</text:p>
        </text:list-item>
      </text:list>
      <text:list text:style-name="LFO4" text:continue-numbering="true">
        <text:list-item>
          <text:p text:style-name="P75">Changements réels <text:s/>mais qui restent assez len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2" text:style-name="WW_CharLFO4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4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4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4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4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4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4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4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essa Garcia</meta:initial-creator>
    <dc:creator>Vanessa Garcia</dc:creator>
    <meta:creation-date>2020-09-02T12:01:00Z</meta:creation-date>
    <dc:date>2020-09-18T13:19:00Z</dc:date>
    <meta:template xlink:href="Normal" xlink:type="simple"/>
    <meta:editing-cycles>34</meta:editing-cycles>
    <meta:editing-duration>PT0S</meta:editing-duration>
    <meta:document-statistic meta:page-count="3" meta:paragraph-count="15" meta:word-count="1222" meta:character-count="7929" meta:row-count="56" meta:non-whitespace-character-count="6722"/>
  </office:meta>
</office:document-meta>
</file>